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0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onah (Book of the Old Testament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IHA, PA./</text:p>
      <text:p text:style-name="P5"/>
      <text:p text:style-name="P5">[Front Cover]</text:p>
      <text:p text:style-name="P7">97/</text:p>
      <text:p text:style-name="P6">On the book of Jonah/</text:p>
      <text:p text:style-name="P6"/>
      <text:p text:style-name="P5">[Page 1]</text:p>
      <text:p text:style-name="P5">On Friday of last week, while I was watching the/ ebbing away of a very dear friend's life, a reporter of one/ of our city journals, called at my house. <text:s/>In my absence,/ he left a note. <text:s/>He asked that I would furnish an/ article respecting a question agitating at present some/ of the Churches. <text:s/>In the evening, the same person/ called again, to inquire whether I had agreed to do/ as he wished. <text:s/>I answered that I could not attend/ to his request, it being then my Sabbath. <text:s/>The/ visitor left evidently displeased, because I did not at/ once prepare a writing which might show my/ standing theologically. <text:s/>His employer would display/ in capital letters how Jewish orthodoxy and Christ-/-ian orthodoxy share <text:span text:style-name="T2">one</text:span><text:span text:style-name="T5"> the same opinion. <text:s/>But truly, in/ my mind, the very contrary is the fact. <text:s/>Our neigh-/-bors, born under what they term a new dispensation,/ are taught to believe that a verbal dictation of all/ </text:span><text:span text:style-name="T2">of</text:span><text:span text:style-name="T5"> the Scriptures emanated from a heavenly Power./ <text:s/>Therefore when a minister of the gospel--chafing under/ such a restrictive creed--gives utterance to broader views,/</text:span></text:p>
      <text:p text:style-name="P5"><text:soft-page-break/><text:span text:style-name="T5"/></text:p>
      <text:p text:style-name="P5"><text:span text:style-name="T5">[Page 2]</text:span></text:p>
      <text:p text:style-name="P5"><text:span text:style-name="T5">some of the churches rise up in arms. <text:s/>Not/ so the Synagogue. <text:s/>Intelligent Israelites, however/ reverent in their sentiments, will never acknowledge that/ in the lapse of many centuries, during which copyists/ wrote down the different books of our Bible, not/ a single oversight could ever have occurred. <text:s/>I incline/ to free the Pentateuch from that possibility for two/ reasons: firstly, because it being read seriatim every/ Sabbath, its correct </text:span><text:span text:style-name="T2">readi</text:span><text:span text:style-name="T5"> wording became fastened upon/ our people's memory; secondly, because it being/ the very foundation stone of our religion, it command-/-ed the profoundest attention of our Scribes, so as/ to prevent the last inadvertence. <text:s/>Not so regarding/ the prophets and Hagiographa. <text:s/>Notwithstanding the/ care of our copyists to avoid </text:span><text:span text:style-name="T2">any</text:span><text:span text:style-name="T5"> errors, it may have/ happened that discrepancies about names, dates, locali-/-ties or even the narrative of some events may have crept/ in. <text:s/>Now, if Heber Newton, or Professor Briggs,/ or Robertson Smith, or other occupants of Church/ pulpits had confined their criticism to what I have/ just alluded, I certainly would not declare them/ unfit to preach. <text:s/>Most assuredly I would not/</text:span></text:p>
      <text:p text:style-name="P5"><text:span text:style-name="T5"/></text:p>
      <text:p text:style-name="P5"><text:span text:style-name="T5">[Page 3]</text:span></text:p>
      <text:p text:style-name="P5"><text:span text:style-name="T5">raise a hue and cry to have them expelled from their/ office, if they did not subscribe to the absurd notion/--held by some Anglican churches--that the so called authorized version of the English/ Bible, has a Divine sanction. <text:s/>But those/ learned clergymen have enlisted in the ranks of/ "the higher criticism", which does not scruple to/ </text:span><text:span text:style-name="T2">put</text:span><text:span text:style-name="T5"> tear down roots and branches in Holy Writ./ <text:s/>The lines of the patriarchs are in their sight sheer/ myths; the stupendous events by which the author/ of all things, made nature transcend its limits to help and to/ instruct some; to punish and confound others, they/ deny and denounce as impossibilities. <text:s/>Very lately/ Dr Layman Abbath of Brooklyn, scandalized protest-/-ant churches, by casting ridicule on the story of Jonah./ <text:s/>He considered that narrative puerile and incredible, un-/-worthy of the Bible which Jews have preserved./ <text:s/>Archbishop Ryan the head of Catholicism in our city,/ was interviewed, and he spoke. <text:s/>Rev Dr Henry Clay/ Trumbull, also of Philadelphia, the editor of the Sun-/day School Times, set forth his opinion./</text:span></text:p>
      <text:p text:style-name="P5"><text:span text:style-name="T5"/></text:p>
      <text:p text:style-name="P5"><text:span text:style-name="T5">[Page 4]</text:span></text:p>
      <text:p text:style-name="P5"><text:span text:style-name="T5">The former intimated that he is not disconcert-/-ed in the least, because his church takes no/ heed of writings opposed to what it has ac-/-cepted of old, and to which the highest authorities/ at rome, have applied their pontifical seal. <text:s/>The latter brought/ his erudition to bear on the subject, and discussed/ it in its various features. <text:s/>I read also on that topic an anony-/-mous article signed "a Jew" </text:span><text:span text:style-name="T2">on that f topic</text:span><text:span text:style-name="T5">, sen-/-sibly put together from a conservative stand-point./ <text:s/>Now, </text:span><text:span text:style-name="T2">to</text:span><text:span text:style-name="T5"> in my judgment the story of Jonah, has an/ essentially moral value. <text:s/>Let us first cast a retros-/-pective glance on the time in which the son of Amit/-ta</text:span><text:span text:style-name="T6">ï</text:span><text:span text:style-name="T7"> lived. <text:s/>The ten tribes, who had seceded from/ Judah and Benjamin, after the death of Solomon, &amp; who,/ under Jeroboam the son of Nebat had constituted them-/-selves into a separate kingdom, were ruled then by/ Jeroboam II., son of Joash. <text:s/>That monarch had shown/ himself energetic and valiant. <text:s/>According to historical/ accounts, he had reconciled by his military prowess, a/ number of cities which Syria had forcibly taken from Israel./ <text:s/>But if the political situation of the seceding tribes had/ improved under Jeroboam II., the religious condition/</text:span></text:p>
      <text:p text:style-name="P5"><text:span text:style-name="T7"/></text:p>
      <text:p text:style-name="P5"><text:span text:style-name="T7">[Page 5]</text:span></text:p>
      <text:p text:style-name="P5"><text:span text:style-name="T7">was </text:span><text:span text:style-name="T3">still</text:span><text:span text:style-name="T7"> fast hurrying on to </text:span><text:span text:style-name="T3">the</text:span><text:span text:style-name="T7"> a final decline[?]. <text:s/>Amos, not/ at all misled by the apparent success achieved on the/ battle field, pictured in colours not to be mistaken,/ the moral plagues praying upon the vitals of the/ state--the oppression of the poor; the luxurious/ extravagance of the rich; the looseness of domestic/ relations; the hypocritical performance of ritual/ ceremonials. <text:s/>Angered at that, a false preist accused the right-/-eous prophet of sedition. <text:s/>He would foretell of coming evils have them ba-/-nished from the kingdom. <text:s/>"Go" said he "flee to the land of Judah,/ earn there thy bread, and prophesy </text:span><text:soft-page-break/><text:span text:style-name="T7">there". <text:s/>But the/ fearless denouncer of sin answered: "I am not a/ prophet, neither am I a prophet's son. <text:s/>I am only/ a herdsman, and a gatherer of wild figs. <text:s/>But the/ Lord took me from behind the flock and said unto/ me 'Go, prophesy against Thy people Israel'"./</text:span></text:p>
      <text:p text:style-name="P5"><text:span text:style-name="T7">A contemporary of the undaunted shepherd-seer was Jonah/ son of Amitta</text:span><text:span text:style-name="T6">ï</text:span><text:span text:style-name="T7">. <text:s/>Born at Gath Hepher--a city in the/ tribe of Zebulun--he could detect</text:span><text:span text:style-name="T3">ed</text:span><text:span text:style-name="T7"> the approaching dissolution/ of the kingdom of Israel. <text:s/>Doubtless, Jonah lamented/ </text:span></text:p>
      <text:p text:style-name="P5"><text:span text:style-name="T7"/></text:p>
      <text:p text:style-name="P5"><text:span text:style-name="T7">[Page 6]</text:span></text:p>
      <text:p text:style-name="P5"><text:span text:style-name="T7">sincerely the predicted doom of the nation, in whose/ midst he was born and reared. <text:s/>But he seemed to/ have lacked the courage of his convictions. <text:s/>A/ firm believer in God's heavenly attributes, the/ book which bears his name proves him to have/ been. <text:s/>His own words attest</text:span><text:span text:style-name="T3">s</text:span><text:span text:style-name="T7"> it. <text:s/>For he says:/ "I know, O Lord! that Thou art a compassionate/ and merciful God, slow to anger, abounding/ in loving-kindness, and recalling an evil sentence."/ <text:s/>Yet Jonah could not rise to the height of an/ Amos and hurl the arrows of prophetic rebukes/ at men in power, who dragged a nation to the/ verge of ruin. <text:s/>Hence, when the celestial vision/ demanded of him a peculiar mission, distasteful to/ his feelings, he demurred. <text:s/>Jonah's disobedience was/ not the prompting of </text:span><text:span text:style-name="T3">wickedness</text:span><text:span text:style-name="T7"> immorality, but rather the ef-/-fect of a deep-set belief. <text:s/>How could he go among/ the enemies of his own people, urge repentance, as/ a saving skill against destruction; &amp; witness the/ </text:span><text:span text:style-name="T3">happy effective</text:span><text:span text:style-name="T7"> immediate results of his exhortations? <text:s/>Would not Assyria,/ the mighty empire steeped in idolatry, </text:span><text:span text:style-name="T3">who</text:span><text:span text:style-name="T7"> by hearkening to/ the admonition and repenting, make the obduracy of Israel/</text:span></text:p>
      <text:p text:style-name="P5"><text:span text:style-name="T7"/></text:p>
      <text:p text:style-name="P5"><text:span text:style-name="T7">[Page 7]</text:span></text:p>
      <text:p text:style-name="P5"><text:span text:style-name="T7">more shameful, more unpardonable, by contrast?/ <text:s/>Instead of embarking on a ship going to Nineveh,/ as commanded, Jonah sailed on another bound to Tarshish, or/ Tartisus, a city in Spain, early colonized by/ Phenicians[sic!]. <text:s/>The story of the storm with its/ consequence is household words. <text:s/>It </text:span><text:span text:style-name="T3">needs</text:span><text:span text:style-name="T7"> requires not repe-/-tition. <text:s/>The fugitive prophet saw in </text:span><text:span text:style-name="T3">it</text:span><text:span text:style-name="T7"> the raging tempest the hand of the/ Lord of heaven, who made the sea as well as the dry/ land, &amp; whose universal Power, he, as a Hebrew, feared./ <text:s/>[Hebrew]/ [Hebrew] Such was his confession. <text:s/>But the moral conveyed by that untoward/ circumstances is deserving of our solemn consideration./ <text:s/>The sailors on the vessel were not of the seed of Jacob./ <text:s/>They had not received a Law which commands that/ no one should stand idly, when the life of a neigh-/-bour is threatened [Hebrew]; yet instinct-/-ively they tried with might and main to save Jonah/ from a watery grave. <text:s/>For, the Almighty has/ implanted in every human breast feelings of a/ common brotherhood, and men need not be Hebrews,/ in order to obey their dictates; </text:span><text:span text:style-name="T3">But</text:span><text:span text:style-name="T7"> though those who/ have sprung from Abraham, the Hebrew, must on no/</text:span></text:p>
      <text:p text:style-name="P5"><text:span text:style-name="T7"/></text:p>
      <text:p text:style-name="P5"><text:span text:style-name="T7">[Page 8]</text:span></text:p>
      <text:p text:style-name="P5"><text:span text:style-name="T7">occasion, under no provocation turn a deaf ear/ to the humane ordinances of nature's God. <text:s/>Now, brethren,/ alluding to </text:span><text:span text:style-name="T3">mo</text:span><text:span text:style-name="T7"> the tactics of the school of modern skepticism,/ I will remark, that the principal point of attack/ at which "the higher criticism" directs its weapons, is/ the narrative of a sea-monster having swallowed/ Jonah and laid him again unscathed on dry land,/ after three days. <text:s/>The first mistake lies at the door/ of the new testament, which declares ex cathedra the/ fish to have been a whale. <text:s/>Hence whales have/ been measured, to show the impossibility of/ the account left in the Jewish scriptures. <text:s/>But the/ truth is that I find no mention whatever in our/ test of a word justifying the translation inserted in the/ Christian scriptures. <text:s/>I read thus Jo" [Hebrew]/ [Hebrew] <text:s/>"The Lord had prepared a </text:span><text:span text:style-name="T3">great</text:span><text:span text:style-name="T7"> big fish to swal-/-low up Jonah," thus leaving the question of the species of/ that dweller of the sea, undefined. <text:s/>I shall not/ quote the Rabbis, who say that a special monster/ had been created in the primordial days of the world,/</text:span></text:p>
      <text:p text:style-name="P5"><text:span text:style-name="T7"/></text:p>
      <text:p text:style-name="P5"><text:span text:style-name="T7">[Page 9]</text:span></text:p>
      <text:p text:style-name="P5"><text:soft-page-break/><text:span text:style-name="T7">of such a huge form that might answer a predestined/ Divine purpose. <text:s/>The Talmudists, may have intended/ in this instance, as usual with them, to allegorize. <text:s/>Nor/ can I presume to assert, like archbishop Ragan/ that naturalists have discovered how in ancient/ days sea monsters large enough to swallow/ not one person</text:span><text:span text:style-name="T3">s</text:span><text:span text:style-name="T7"> but a number of persons together did exist</text:span><text:span text:style-name="T3">ed</text:span><text:span text:style-name="T7">, Nei-/-ther will I theorize like the Reverend Dr Trumbell, on/ the reason for punishing the disobedient messenger by/ means of an a</text:span><text:span text:style-name="T3">c</text:span><text:span text:style-name="T7">quatic animal, alleging that it was to typify/ Jonah's mission to Assyria, whose chief deity was Dagon,/ an image </text:span><text:span text:style-name="T3">partly</text:span><text:span text:style-name="T7"> represented partly in the figure of a man and/ partly in that of a fish. <text:s/>I simply will say that/ to attempt to explain the inexplicable is folly./ <text:s/>The very first chapter of the Pentateuch tells that God/ created [Hebrew], that is, marine monsters/ of extraordinary size, the workings of which are absolutely/ unknown to me, but which, no doubt, serve objects designed/ by their Sovereign Maker. <text:s/>Aside from the great truth </text:span><text:span text:style-name="T3">great</text:span><text:span text:style-name="T7">/ </text:span><text:span text:style-name="T3">who truth</text:span><text:span text:style-name="T7">, which the Bible means to impart, namely,/ that the Author of nature can mould nature as He/ wishes and that what we call miracles is an amplification/</text:span></text:p>
      <text:p text:style-name="P5"><text:span text:style-name="T7"/></text:p>
      <text:p text:style-name="P5"><text:span text:style-name="T7">[Page 10]</text:span></text:p>
      <text:p text:style-name="P5"><text:span text:style-name="T7">of the limits originally assigned to nature by God,/ and not a violence done to it, aside from that verity,/ the story of Jonah teaches that to try to run counter to/ the ordination of our Maker, is to run to self destruction./ <text:s/>But a still more important lesson we Jews derive from/ the four chapters of that small book in our Bible./ <text:s/>We learn that the prophets of Israel were sent by the/ Universal Father not only for the sake of our people,/ but for the moral improvement of all sentient beings,/ even for the benefit of those who erroneously worshipped[sic!]/ imaginary deities, </text:span><text:span text:style-name="T3">in order to</text:span><text:span text:style-name="T7"> the Almighty would prevent their disastrous end,/ </text:span><text:span text:style-name="T3">through</text:span><text:span text:style-name="T7"> which national corruption must bring on. <text:s/>Therefore God commissioned one of/ His servants to warn and to admonish gentiles. <text:s/>The short-sighted/ messenger did not grasp the sublime object. <text:s/>He lamented the/ repentance of heathens, lest it reflect on the stubbornness of his/ own people. <text:s/>Jonah cared more for the [?] which afforded/ him a shelter form the rays of the sun than for myriads of/ the idolatrous Ninevites, and he was rebuked by the Uni-/-versal Creator. <text:s/>How fitting it is, that on </text:span><text:span text:style-name="T8">Yom Kippur</text:span><text:span text:style-name="T9">,/ the day set aside for our most serious reflection on penitence and/ fraternal reconciliation, how fit it is that the book of Jonah should/ be read in every Synagogue, where believing Congre-/-gations assemble in prayers and fasting! <text:s/>I shall/ let the Higher Criticism sharpen the weapons of/ ridicule to strike the little volume in our safe keeping./ <text:s/>I will still glory to hold it in our possession and/ point out the broad views and </text:span><text:span text:style-name="T4">sublime</text:span><text:span text:style-name="T9"> noblest of principles which/ it aims to teach mankin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5T13:04:07.36</meta:creation-date>
    <dc:date>2012-06-05T15:18:58.64</dc:date>
    <dc:creator>Penn Libraries</dc:creator>
    <meta:editing-duration>PT00H07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181" meta:character-count="13330"/>
  </office:meta>
</office:document-meta>
</file>